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1Intro<text:tab/>2</text:p>
          <text:p text:style-name="P4">2Image prepare<text:tab/>2</text:p>
          <text:p text:style-name="P5">2.1Parting<text:tab/>2</text:p>
          <text:p text:style-name="P5">2.2bootline<text:tab/>2</text:p>
          <text:p text:style-name="P5">2.3Extending config.txt<text:tab/>2</text:p>
          <text:p text:style-name="P4">3Creating<text:tab/>3</text:p>
          <text:p text:style-name="P4">4First Install and Update<text:tab/>3</text:p>
          <text:p text:style-name="P4">5Run Tests<text:tab/>4</text:p>
          <text:p text:style-name="P5">5.1Audio Test<text:tab/>4</text:p>
          <text:p text:style-name="P5">5.2Ensemble8<text:tab/>4</text:p>
          <text:p text:style-name="P5">5.3Standard Java Demos<text:tab/>5</text:p>
          <text:p text:style-name="P5">5.4Sun/Oracle jre<text:tab/>6</text:p>
          <text:p text:style-name="P5">5.5Sun with gluon 6<text:tab/>6</text:p>
          <text:p text:style-name="P5">5.6Cross check Raspbian<text:tab/>6</text:p>
          <text:p text:style-name="P4">6Prep 4 X<text:tab/>6</text:p>
          <text:p text:style-name="P4">7Add JRE<text:tab/>7</text:p>
          <text:p text:style-name="P4">8Other Linux commands<text:tab/>7</text:p>
          <text:p text:style-name="P4">9Links<text:tab/>8</text:p>
          <text:p text:style-name="P5">9.1alarm<text:tab/>8</text:p>
          <text:p text:style-name="P5">9.2OpenJDK<text:tab/>8</text:p>
          <text:p text:style-name="P5">9.3Liberica jre<text:tab/>8</text:p>
          <text:p text:style-name="P5">9.4Azul Zulu<text:tab/>8</text:p>
          <text:p text:style-name="P5">9.5Other<text:tab/>8</text:p>
          <text:p text:style-name="P5">9.6Hints<text:tab/>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<text:soft-page-break/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><text:soft-page-break/></text:p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<text:soft-page-break/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<text:soft-page-break/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<text:soft-page-break/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2" text:outline-level="2">systemd add ons</text:h>
      <text:p text:style-name="Text_20_body">Find out what to do</text:p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<text:soft-page-break/>about:config</text:p>
      <text:p text:style-name="Code"/>
      <text:p text:style-name="Code">network.security.ports.banned.override value:portnumber</text:p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02T12:52:01.56</dc:date>
    <meta:editing-duration>P1DT18H10S</meta:editing-duration>
    <meta:editing-cycles>85</meta:editing-cycles>
    <meta:generator>OpenOffice/4.1.5$Win32 OpenOffice.org_project/415m1$Build-9789</meta:generator>
    <meta:document-statistic meta:table-count="0" meta:image-count="0" meta:object-count="0" meta:page-count="10" meta:paragraph-count="254" meta:word-count="1052" meta:character-count="7482"/>
  </office:meta>
</office:document-meta>
</file>